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assi per collegare Matlab e V-REP</text:h>
      <text:p text:style-name="Text_20_body">1. Scaricare la versione educational di V-REP per il proprio s.o. dal sito:</text:p>
      <text:p text:style-name="Text_20_body"><text:a xlink:type="simple" xlink:href="http://www.coppeliarobotics.com/">http://www.coppeliarobotics.com</text:a></text:p>
      <text:p text:style-name="Text_20_body">2. Copiare i file contenuti nella cartella</text:p>
      <text:p text:style-name="P1">~/programming/remoteAPIBinding/matlab </text:p>
      <text:p text:style-name="Text_20_body">in una propria cartella di lavoro.</text:p>
      <text:p text:style-name="Text_20_body">3. Nella stessa cartella portare anche la libreria presente in</text:p>
      <text:p text:style-name="Text_20_body"><text:tab/><text:span text:style-name="T1">~/programming/remoteApiBindings/lib/lib</text:span></text:p>
      <text:p text:style-name="Text_20_body"><text:tab/>(si trova un file dll, dylib oppure so a seconda del s.o., per linux attenzione a 32/64 bit)</text:p>
      <text:p text:style-name="Text_20_body">4. Aprire il file <text:span text:style-name="T1">kuka_vrep.ttt</text:span> (e' semplicemente la scena di default con il modello di robot scelto in cui lo script LUA pre-esistente e' stato cancellato);</text:p>
      <text:p text:style-name="Text_20_body">5. Dare il run da V-REP. Il software va automaticamente in modalita' server sulla porta 19997</text:p>
      <text:p text:style-name="Text_20_body">6. Da Matlab lanciare il file <text:span text:style-name="T1">SimpleTest.m</text:span>. Il programma dovrebbe leggere il numero di oggetti presenti nella scena di V-REP ed uscire.</text:p>
      <text:h text:style-name="Heading_20_3" text:outline-level="3">Passi per fornire a V-REP i target point ai giunti da Matlab</text:h>
      <text:p text:style-name="Text_20_body">Eseguiti i passi precedenti lanciare semplicemente <text:span text:style-name="T1">main.m</text:span> da Matlab. Il robot esegue delle traiettorie sinusoidali ai giunti.</text:p>
      <text:p text:style-name="Text_20_body">La parte di codice da modificare per inserire il proprio codice di controllo cinematico e' indicata nel file.</text:p>
      <text:h text:style-name="Heading_20_3" text:outline-level="3">API</text:h>
      <text:p text:style-name="Text_20_body"><text:a xlink:type="simple" xlink:href="http://www.coppeliarobotics.com/helpFiles/en/remoteApiFunctionsMatlab.htm">http://www.coppeliarobotics.com/helpFiles/en/remoteApiFunctionsMatlab.htm</text:a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0-14T15:30:13</dc:date>
    <dc:creator>gianluca </dc:creator>
    <meta:editing-duration>PT13M23S</meta:editing-duration>
    <meta:editing-cycles>6</meta:editing-cycles>
    <meta:document-statistic meta:table-count="0" meta:image-count="0" meta:object-count="0" meta:page-count="1" meta:paragraph-count="17" meta:word-count="176" meta:character-count="1204" meta:non-whitespace-character-count="1042"/>
  </office:meta>
</office:document-meta>
</file>